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Tabelle1" table:style-name="ta1">
        <office:forms form:automatic-focus="false" form:apply-design-mode="false"/>
        <table:shapes>
          <draw:frame draw:z-index="0" draw:style-name="gr1" svg:width="14.365cm" svg:height="9.293cm" svg:x="11.696cm" svg:y="0.531cm">
            <draw:object draw:notify-on-update-of-ranges="Tabelle1.A9:Tabelle1.A9 Tabelle1.A10:Tabelle1.A14 Tabelle1.A9:Tabelle1.A9 Tabelle1.B10:Tabelle1.B14 Tabelle1.A1:Tabelle1.A1 Tabelle1.B3:Tabelle1.B7 Tabelle1.A3:Tabelle1.A7 Tabelle1.A16:Tabelle1.A16 Tabelle1.B17:Tabelle1.B21 Tabelle1.A17:Tabelle1.A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56" table:default-cell-style-name="ce1"/>
        <table:table-row table:style-name="ro1">
          <table:table-cell office:value-type="string">
            <text:p>MPI</text:p>
          </table:table-cell>
          <table:table-cell table:number-columns-repeated="256"/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office:value-type="float" office:value="1000000000">
            <text:p>1000000000</text:p>
          </table:table-cell>
          <table:table-cell table:number-columns-repeated="25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91944599">
            <text:p>2,91944599</text:p>
          </table:table-cell>
          <table:table-cell office:value-type="float" office:value="29.100878">
            <text:p>29,100878</text:p>
          </table:table-cell>
          <table:table-cell table:number-columns-repeated="25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49150705">
            <text:p>1,49150705</text:p>
          </table:table-cell>
          <table:table-cell office:value-type="float" office:value="14.55674505">
            <text:p>14,55674505</text:p>
          </table:table-cell>
          <table:table-cell table:number-columns-repeated="25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770999">
            <text:p>0,74770999</text:p>
          </table:table-cell>
          <table:table-cell office:value-type="float" office:value="7.28291702">
            <text:p>7,28291702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855741">
            <text:p>0,3855741</text:p>
          </table:table-cell>
          <table:table-cell office:value-type="float" office:value="3.75730181">
            <text:p>3,75730181</text:p>
          </table:table-cell>
          <table:table-cell table:number-columns-repeated="25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9495106">
            <text:p>0,19495106</text:p>
          </table:table-cell>
          <table:table-cell office:value-type="float" office:value="1.85686088">
            <text:p>1,85686088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office:value-type="string">
            <text:p>C++11</text:p>
          </table:table-cell>
          <table:table-cell table:number-columns-repeated="25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949981">
            <text:p>2,949981</text:p>
          </table:table-cell>
          <table:table-cell office:value-type="float" office:value="29.479714">
            <text:p>29,479714</text:p>
          </table:table-cell>
          <table:table-cell table:number-columns-repeated="25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49745">
            <text:p>1,49745</text:p>
          </table:table-cell>
          <table:table-cell office:value-type="float" office:value="14.932411">
            <text:p>14,932411</text:p>
          </table:table-cell>
          <table:table-cell table:number-columns-repeated="25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1985">
            <text:p>0,741985</text:p>
          </table:table-cell>
          <table:table-cell office:value-type="float" office:value="7.490352">
            <text:p>7,490352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71653">
            <text:p>0,371653</text:p>
          </table:table-cell>
          <table:table-cell office:value-type="float" office:value="3.691998">
            <text:p>3,691998</text:p>
          </table:table-cell>
          <table:table-cell table:number-columns-repeated="25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73734">
            <text:p>0,373734</text:p>
          </table:table-cell>
          <table:table-cell office:value-type="float" office:value="3.692511">
            <text:p>3,692511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office:value-type="string">
            <text:p>OpenMP</text:p>
          </table:table-cell>
          <table:table-cell table:number-columns-repeated="25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911272">
            <text:p>2,911272</text:p>
          </table:table-cell>
          <table:table-cell office:value-type="float" office:value="29.098399">
            <text:p>29,098399</text:p>
          </table:table-cell>
          <table:table-cell table:number-columns-repeated="25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474301">
            <text:p>1,474301</text:p>
          </table:table-cell>
          <table:table-cell office:value-type="float" office:value="14.771165">
            <text:p>14,771165</text:p>
          </table:table-cell>
          <table:table-cell table:number-columns-repeated="25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1049">
            <text:p>0,741049</text:p>
          </table:table-cell>
          <table:table-cell office:value-type="float" office:value="7.374738">
            <text:p>7,374738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66941">
            <text:p>0,366941</text:p>
          </table:table-cell>
          <table:table-cell office:value-type="float" office:value="3.644284">
            <text:p>3,644284</text:p>
          </table:table-cell>
          <table:table-cell table:number-columns-repeated="25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401691">
            <text:p>0,401691</text:p>
          </table:table-cell>
          <table:table-cell office:value-type="float" office:value="3.861196">
            <text:p>3,861196</text:p>
          </table:table-cell>
          <table:table-cell table:number-columns-repeated="254"/>
        </table:table-row>
        <table:table-row table:style-name="ro2" table:number-rows-repeated="104855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Tabelle2" table:style-name="ta2">
        <table:table-column table:style-name="co2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Tabelle3" table:style-name="ta3">
        <table:table-column table:style-name="co2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0" number:min-integer-digits="1" number:grouping="true"/>
      <number:text> €</number:text>
    </number:number-style>
    <number:number-style style:name="N511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2" number:min-integer-digits="1" number:grouping="true"/>
      <number:text> €</number:text>
    </number:number-style>
    <number:number-style style:name="N512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de" number:country="DE">
      <number:number number:decimal-places="2" number:min-integer-digits="1" number:grouping="true"/>
      <number:text> €</number:text>
    </number:number-style>
    <number:number-style style:name="N512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vi </meta:initial-creator>
    <meta:creation-date>2012-06-19T23:39:02</meta:creation-date>
    <meta:editing-duration>P2171DT9H31M44S</meta:editing-duration>
    <dc:date>2012-06-20T01:25:49</dc:date>
    <dc:creator>mavi </dc:creator>
    <meta:generator>LibreOffice/3.5$Linux_x86 LibreOffice_project/350m1$Build-202</meta:generator>
    <meta:editing-cycles>1</meta:editing-cycles>
    <meta:document-statistic meta:table-count="3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366cm" svg:height="9.294cm" xlink:href=".." xlink:type="simple" chart:class="chart:scatter" chart:style-name="ch1">
        <chart:title svg:x="4.718cm" svg:y="0.321cm" chart:style-name="ch2">
          <text:p>100,000,000 Rectangles</text:p>
        </chart:title>
        <chart:legend chart:legend-position="end" svg:x="11.673cm" svg:y="3.85cm" style:legend-expansion="high" chart:style-name="ch3"/>
        <chart:plot-area chart:style-name="ch4" table:cell-range-address="Tabelle1.A9:Tabelle1.A14 Tabelle1.B10:Tabelle1.B14 Tabelle1.A1:Tabelle1.A1 Tabelle1.B3:Tabelle1.B7 Tabelle1.A16:Tabelle1.A16 Tabelle1.B17:Tabelle1.B21" chart:data-source-has-labels="row" svg:x="1.298cm" svg:y="1.655cm" svg:width="9.801cm" svg:height="6.473cm">
          <chartooo:coordinate-region svg:x="2.025cm" svg:y="1.855cm" svg:width="8.887cm" svg:height="5.626cm"/>
          <chart:axis chart:dimension="x" chart:name="primary-x" chart:style-name="ch5">
            <chart:title svg:x="5.387cm" svg:y="8.313cm" chart:style-name="ch6">
              <text:p>Processes</text:p>
            </chart:title>
          </chart:axis>
          <chart:axis chart:dimension="y" chart:name="primary-y" chart:style-name="ch7">
            <chart:title svg:x="0.451cm" svg:y="5.53cm" chart:style-name="ch8">
              <text:p>Time (s)</text:p>
            </chart:title>
            <chart:grid chart:style-name="ch9" chart:class="major"/>
          </chart:axis>
          <chart:series chart:style-name="ch10" chart:values-cell-range-address="Tabelle1.B10:Tabelle1.B14" chart:label-cell-address="Tabelle1.A9:Tabelle1.A9" chart:class="chart:scatter">
            <chart:domain table:cell-range-address="Tabelle1.A10:Tabelle1.A14"/>
            <chart:data-point chart:repeated="5"/>
          </chart:series>
          <chart:series chart:style-name="ch11" chart:values-cell-range-address="Tabelle1.B3:Tabelle1.B7" chart:label-cell-address="Tabelle1.A1:Tabelle1.A1" chart:class="chart:scatter">
            <chart:domain table:cell-range-address="Tabelle1.A3:Tabelle1.A7"/>
            <chart:data-point chart:repeated="5"/>
          </chart:series>
          <chart:series chart:style-name="ch12" chart:values-cell-range-address="Tabelle1.B17:Tabelle1.B21" chart:label-cell-address="Tabelle1.A16:Tabelle1.A16" chart:class="chart:scatter">
            <chart:domain table:cell-range-address="Tabelle1.A17:Tabelle1.A21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C++11</text:p>
                <draw:g>
                  <svg:desc>Tabelle1.A9:Tabelle1.A9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MPI</text:p>
                <draw:g>
                  <svg:desc>Tabelle1.A1:Tabelle1.A1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OpenMP</text:p>
                <draw:g>
                  <svg:desc>Tabelle1.A16:Tabelle1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10:Tabelle1.A14</svg:desc>
                </draw:g>
              </table:table-cell>
              <table:table-cell office:value-type="float" office:value="2.949981">
                <text:p>2.949981</text:p>
                <draw:g>
                  <svg:desc>Tabelle1.B10:Tabelle1.B14</svg:desc>
                </draw:g>
              </table:table-cell>
              <table:table-cell office:value-type="float" office:value="1">
                <text:p>1</text:p>
                <draw:g>
                  <svg:desc>Tabelle1.A3:Tabelle1.A7</svg:desc>
                </draw:g>
              </table:table-cell>
              <table:table-cell office:value-type="float" office:value="2.91944599">
                <text:p>2.91944599</text:p>
                <draw:g>
                  <svg:desc>Tabelle1.B3:Tabelle1.B7</svg:desc>
                </draw:g>
              </table:table-cell>
              <table:table-cell office:value-type="float" office:value="1">
                <text:p>1</text:p>
                <draw:g>
                  <svg:desc>Tabelle1.A17:Tabelle1.A21</svg:desc>
                </draw:g>
              </table:table-cell>
              <table:table-cell office:value-type="float" office:value="2.911272">
                <text:p>2.911272</text:p>
                <draw:g>
                  <svg:desc>Tabelle1.B17:Tabelle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9745">
                <text:p>1.49745</text:p>
              </table:table-cell>
              <table:table-cell office:value-type="float" office:value="2">
                <text:p>2</text:p>
              </table:table-cell>
              <table:table-cell office:value-type="float" office:value="1.49150705">
                <text:p>1.49150705</text:p>
              </table:table-cell>
              <table:table-cell office:value-type="float" office:value="2">
                <text:p>2</text:p>
              </table:table-cell>
              <table:table-cell office:value-type="float" office:value="1.474301">
                <text:p>1.474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41985">
                <text:p>0.741985</text:p>
              </table:table-cell>
              <table:table-cell office:value-type="float" office:value="4">
                <text:p>4</text:p>
              </table:table-cell>
              <table:table-cell office:value-type="float" office:value="0.74770999">
                <text:p>0.74770999</text:p>
              </table:table-cell>
              <table:table-cell office:value-type="float" office:value="4">
                <text:p>4</text:p>
              </table:table-cell>
              <table:table-cell office:value-type="float" office:value="0.741049">
                <text:p>0.741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71653">
                <text:p>0.371653</text:p>
              </table:table-cell>
              <table:table-cell office:value-type="float" office:value="8">
                <text:p>8</text:p>
              </table:table-cell>
              <table:table-cell office:value-type="float" office:value="0.3855741">
                <text:p>0.3855741</text:p>
              </table:table-cell>
              <table:table-cell office:value-type="float" office:value="8">
                <text:p>8</text:p>
              </table:table-cell>
              <table:table-cell office:value-type="float" office:value="0.366941">
                <text:p>0.366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373734">
                <text:p>0.373734</text:p>
              </table:table-cell>
              <table:table-cell office:value-type="float" office:value="16">
                <text:p>16</text:p>
              </table:table-cell>
              <table:table-cell office:value-type="float" office:value="0.19495106">
                <text:p>0.19495106</text:p>
              </table:table-cell>
              <table:table-cell office:value-type="float" office:value="16">
                <text:p>16</text:p>
              </table:table-cell>
              <table:table-cell office:value-type="float" office:value="0.401691">
                <text:p>0.401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